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4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0.5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26cm" fo:min-width="0.15cm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gr13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751cm" fo:min-width="13.501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7" style:family="graphic" style:parent-style-name="standard">
      <style:graphic-properties draw:textarea-horizontal-align="justify" draw:textarea-vertical-align="middle" draw:auto-grow-height="false" fo:min-height="3.951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451cm" fo:min-width="0.168cm"/>
    </style:style>
    <style:style style:name="gr19" style:family="graphic" style:parent-style-name="standard">
      <style:graphic-properties draw:textarea-horizontal-align="justify" draw:textarea-vertical-align="middle" draw:auto-grow-height="false" fo:min-height="0.451cm" fo:min-width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1.251cm"/>
    </style:style>
    <style:style style:name="gr22" style:family="graphic" style:parent-style-name="standard">
      <style:graphic-properties draw:fill-color="#ffff99" draw:textarea-horizontal-align="justify" draw:textarea-vertical-align="middle" draw:auto-grow-height="false" fo:min-height="1.75cm" fo:min-width="0.5cm"/>
    </style:style>
    <style:style style:name="gr23" style:family="graphic" style:parent-style-name="standard">
      <style:graphic-properties draw:fill-color="#00cc00" draw:textarea-horizontal-align="justify" draw:textarea-vertical-align="middle" draw:auto-grow-height="false" fo:min-height="0.75cm" fo:min-width="0.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889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style:text-properties style:font-size-asian="18pt"/>
    </style:style>
    <style:style style:name="P8" style:family="paragraph">
      <loext:graphic-properties draw:fill="none" draw:fill-color="#ffffff"/>
      <style:text-properties style:font-size-asian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fff99"/>
      <style:paragraph-properties fo:text-align="center"/>
      <style:text-properties fo:font-size="18pt"/>
    </style:style>
    <style:style style:name="P11" style:family="paragraph">
      <loext:graphic-properties draw:fill-color="#00cc00"/>
      <style:paragraph-properties fo:text-align="center"/>
      <style:text-properties fo:font-size="18pt"/>
    </style:style>
    <style:style style:name="P12" style:family="paragraph">
      <loext:graphic-properties draw:fill-color="#ffcc00"/>
      <style:paragraph-properties fo:text-align="center"/>
      <style:text-properties fo:font-size="18pt"/>
    </style:style>
    <style:style style:name="P13" style:family="paragraph">
      <loext:graphic-properties draw:fill-color="#9999ff"/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.042cm" svg:height="1.072cm" svg:x="4.458cm" svg:y="1.528cm">
          <draw:text-box>
            <text:p>反射结构</text:p>
          </draw:text-box>
        </draw:frame>
        <draw:custom-shape draw:style-name="gr2" draw:text-style-name="P3" draw:layer="layout" svg:width="2cm" svg:height="2cm" svg:x="1cm" svg:y="1cm">
          <text:p text:style-name="P2">Trigg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cm" svg:y="4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cm" svg:y="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cm" svg:y="6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9.6cm" svg:y="1cm">
          <text:p text:style-name="P2">Decod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3cm" svg:x="10cm" svg:y="4cm">
          <text:p text:style-name="P2">De</text:p>
          <text:p text:style-name="P2">co</text:p>
          <text:p text:style-name="P2">d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9) translate (8cm 7cm)">
          <text:p text:style-name="P2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4" draw:layer="layout" svg:x1="3cm" svg:y1="4.5cm" svg:x2="4cm" svg:y2="4.5cm">
          <text:p/>
        </draw:line>
        <draw:line draw:style-name="gr6" draw:text-style-name="P4" draw:layer="layout" svg:x1="3cm" svg:y1="5.5cm" svg:x2="4cm" svg:y2="5.5cm">
          <text:p/>
        </draw:line>
        <draw:line draw:style-name="gr6" draw:text-style-name="P4" draw:layer="layout" svg:x1="3cm" svg:y1="6.5cm" svg:x2="4cm" svg:y2="6.5cm">
          <text:p/>
        </draw:line>
        <draw:custom-shape draw:style-name="gr7" draw:text-style-name="P2" draw:layer="layout" svg:width="1.3cm" svg:height="1cm" svg:x="1.4cm" svg:y="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2cm" svg:height="2cm" svg:x="1cm" svg:y="8cm">
          <text:p text:style-name="P2">Trigger</text:p>
          <text:p text:style-name="P2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cm" svg:y1="5.5cm" svg:x2="10cm" svg:y2="5.5cm">
          <text:p/>
        </draw:line>
        <draw:line draw:style-name="gr6" draw:text-style-name="P4" draw:layer="layout" svg:x1="11cm" svg:y1="4.5cm" svg:x2="12cm" svg:y2="4.5cm">
          <text:p/>
        </draw:line>
        <draw:line draw:style-name="gr6" draw:text-style-name="P4" draw:layer="layout" svg:x1="11cm" svg:y1="5.5cm" svg:x2="12cm" svg:y2="5.5cm">
          <text:p/>
        </draw:line>
        <draw:line draw:style-name="gr6" draw:text-style-name="P4" draw:layer="layout" svg:x1="11cm" svg:y1="6.5cm" svg:x2="12cm" svg:y2="6.5cm">
          <text:p/>
        </draw:line>
        <draw:custom-shape draw:style-name="gr9" draw:text-style-name="P6" draw:layer="layout" svg:width="1cm" svg:height="1cm" svg:x="18cm" svg:y="8cm">
          <text:p text:style-name="P2"/>
          <text:p text:style-name="P2">Resul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2.1cm" svg:height="1.1cm" svg:x="2.6cm" svg:y="3.1cm">
          <draw:text-box>
            <text:p>256b</text:p>
          </draw:text-box>
        </draw:frame>
        <draw:frame draw:style-name="gr11" draw:text-style-name="P1" draw:layer="layout" svg:width="2.2cm" svg:height="1.673cm" svg:x="8.7cm" svg:y="3cm">
          <draw:text-box>
            <text:p>8+1b</text:p>
          </draw:text-box>
        </draw:frame>
        <draw:frame draw:style-name="gr12" draw:text-style-name="P1" draw:layer="layout" svg:width="1.4cm" svg:height="0.962cm" svg:x="17.5cm" svg:y="7.1cm">
          <draw:text-box>
            <text:p>8b</text:p>
          </draw:text-box>
        </draw:frame>
        <draw:custom-shape draw:style-name="gr3" draw:text-style-name="P2" draw:layer="layout" svg:width="2cm" svg:height="1cm" svg:x="4cm" svg:y="4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4cm" svg:y="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4cm" svg:y="6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6cm" svg:y="4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6cm" svg:y="5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6cm" svg:y="6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cm" svg:height="1cm" svg:x="4.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3cm" svg:height="1cm" draw:transform="rotate (1.5707963267949) translate (16cm 7cm)">
          <text:p text:style-name="P2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cm" svg:height="1cm" svg:x="12cm" svg:y="4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2cm" svg:y="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2cm" svg:y="6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4cm" svg:y="4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4cm" svg:y="5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4cm" svg:y="6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cm" svg:height="1cm" svg:x="12.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" draw:layer="layout" svg:width="14cm" svg:height="1cm" svg:x="4cm" svg:y="8cm">
          <text:p text:style-name="P2">结果总线</text:p>
          <draw:enhanced-geometry svg:viewBox="0 0 21600 21600" draw:text-areas="0 0 21600 21600" draw:type="pentagon-right" draw:modifiers="19399.65280188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默认">
        <draw:custom-shape draw:style-name="gr15" draw:text-style-name="P2" draw:layer="layout" svg:width="3cm" svg:height="1.2cm" svg:x="2cm" svg:y="6cm">
          <text:p text:style-name="P2">感受器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cm" svg:height="1.2cm" svg:x="7cm" svg:y="6cm">
          <text:p text:style-name="P2">记忆器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10cm" svg:y="9cm">
          <text:p text:style-name="P2">比较器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7cm" svg:y="12cm">
          <text:p text:style-name="P2">动作器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2cm" svg:y="12cm">
          <text:p text:style-name="P2">效应器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7cm" svg:height="4.8cm" svg:x="3cm" svg:y="7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" draw:layer="layout" svg:width="1cm" svg:height="0.7cm" svg:x="0.6cm" svg:y="12.1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9" draw:text-style-name="P2" draw:layer="layout" svg:width="1.2cm" svg:height="0.7cm" svg:x="0.7cm" svg:y="6.3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0" draw:text-style-name="P2" draw:layer="layout" svg:width="2cm" svg:height="0.6cm" svg:x="5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2cm" svg:height="0.5cm" svg:x="5cm" svg:y="12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2cm" svg:height="0.5cm" draw:transform="rotate (0.945444855805328) translate (10.012cm 11.71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2cm" svg:height="0.5cm" draw:transform="rotate (2.22180413778878) translate (11.205cm 8.8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默认">
        <draw:frame draw:style-name="gr1" draw:text-style-name="P8" draw:layer="layout" svg:width="3.042cm" svg:height="1.072cm" svg:x="7.3cm" svg:y="8.9cm">
          <draw:text-box>
            <text:p text:style-name="P7">反射结构</text:p>
          </draw:text-box>
        </draw:frame>
        <draw:custom-shape draw:style-name="gr2" draw:text-style-name="P10" draw:layer="layout" svg:width="2cm" svg:height="2cm" svg:x="5cm" svg:y="1cm">
          <text:p text:style-name="P9">ADDR</text:p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cm" svg:height="2cm" svg:x="1cm" svg:y="1cm">
          <text:p text:style-name="P9">Trigger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cm" svg:x="4cm" svg:y="1cm">
          <text:p text:style-name="P9">0</text:p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4cm" svg:y="4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5cm" svg:y="4cm"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4cm" svg:y="5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5cm" svg:y="5cm"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4cm" svg:y="6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5cm" svg:y="6cm"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1cm" svg:y="4cm"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1cm" svg:y="5cm"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1cm" svg:y="6cm"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cm" svg:height="2cm" svg:x="8cm" svg:y="1cm">
          <text:p text:style-name="P9">Decoder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cm" svg:height="3cm" svg:x="9cm" svg:y="4cm">
          <text:p text:style-name="P9">De</text:p>
          <text:p text:style-name="P9">co</text:p>
          <text:p text:style-name="P9">der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cm" svg:height="1cm" draw:transform="rotate (1.5707963267949) translate (7cm 7cm)">
          <text:p text:style-name="P9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0" draw:layer="layout" svg:width="2cm" svg:height="2cm" svg:x="12cm" svg:y="1cm">
          <text:p text:style-name="P9">ADDR</text:p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cm" svg:x="11cm" svg:y="1cm">
          <text:p text:style-name="P9">0</text:p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11cm" svg:y="4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12cm" svg:y="4cm"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11cm" svg:y="5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12cm" svg:y="5cm"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11cm" svg:y="6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12cm" svg:y="6cm">
          <text:p text:style-name="P9">DATA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3cm" svg:y1="4.5cm" svg:x2="4cm" svg:y2="4.5cm">
          <text:p/>
        </draw:line>
        <draw:line draw:style-name="gr6" draw:text-style-name="P4" draw:layer="layout" svg:x1="3cm" svg:y1="5.5cm" svg:x2="4cm" svg:y2="5.5cm">
          <text:p/>
        </draw:line>
        <draw:line draw:style-name="gr6" draw:text-style-name="P4" draw:layer="layout" svg:x1="3cm" svg:y1="6.5cm" svg:x2="4cm" svg:y2="6.5cm">
          <text:p/>
        </draw:line>
        <draw:custom-shape draw:style-name="gr7" draw:text-style-name="P2" draw:layer="layout" svg:width="1.3cm" svg:height="1cm" svg:x="1.4cm" svg:y="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2" draw:layer="layout" svg:width="2cm" svg:height="2cm" svg:x="1cm" svg:y="8cm">
          <text:p text:style-name="P9">Trigger</text:p>
          <text:p text:style-name="P9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7cm" svg:y1="6.5cm" svg:x2="18cm" svg:y2="6.5cm">
          <text:p/>
        </draw:line>
        <draw:line draw:style-name="gr6" draw:text-style-name="P4" draw:layer="layout" svg:x1="8cm" svg:y1="5.5cm" svg:x2="9cm" svg:y2="5.5cm">
          <text:p/>
        </draw:line>
        <draw:line draw:style-name="gr6" draw:text-style-name="P4" draw:layer="layout" svg:x1="10cm" svg:y1="4.5cm" svg:x2="11cm" svg:y2="4.5cm">
          <text:p/>
        </draw:line>
        <draw:line draw:style-name="gr6" draw:text-style-name="P4" draw:layer="layout" svg:x1="10cm" svg:y1="5.5cm" svg:x2="11cm" svg:y2="5.5cm">
          <text:p/>
        </draw:line>
        <draw:line draw:style-name="gr6" draw:text-style-name="P4" draw:layer="layout" svg:x1="10cm" svg:y1="6.5cm" svg:x2="11cm" svg:y2="6.5cm">
          <text:p/>
        </draw:line>
        <draw:custom-shape draw:style-name="gr9" draw:text-style-name="P13" draw:layer="layout" svg:width="1cm" svg:height="1cm" svg:x="18cm" svg:y="6cm">
          <text:p text:style-name="P9"/>
          <text:p text:style-name="P9">Resul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4cm" svg:y1="2cm" svg:x2="7cm" svg:y2="2cm">
          <text:p/>
        </draw:line>
        <draw:line draw:style-name="gr24" draw:text-style-name="P4" draw:layer="layout" svg:x1="11cm" svg:y1="2cm" svg:x2="14cm" svg:y2="2cm">
          <text:p/>
        </draw:line>
        <draw:line draw:style-name="gr6" draw:text-style-name="P4" draw:layer="layout" svg:x1="8.3cm" svg:y1="7.5cm" svg:x2="16cm" svg:y2="7.5cm">
          <text:p/>
        </draw:line>
        <draw:frame draw:style-name="gr10" draw:text-style-name="P15" draw:layer="layout" svg:width="2.1cm" svg:height="1.1cm" svg:x="2.7cm" svg:y="3cm">
          <draw:text-box>
            <text:p text:style-name="P14">256b</text:p>
          </draw:text-box>
        </draw:frame>
        <draw:frame draw:style-name="gr11" draw:text-style-name="P15" draw:layer="layout" svg:width="2.2cm" svg:height="1.673cm" svg:x="7.7cm" svg:y="3cm">
          <draw:text-box>
            <text:p text:style-name="P14">8+1b</text:p>
          </draw:text-box>
        </draw:frame>
        <draw:frame draw:style-name="gr10" draw:text-style-name="P15" draw:layer="layout" svg:width="2.1cm" svg:height="1.1cm" svg:x="9.7cm" svg:y="3cm">
          <draw:text-box>
            <text:p text:style-name="P14">256b</text:p>
          </draw:text-box>
        </draw:frame>
        <draw:custom-shape draw:style-name="gr5" draw:text-style-name="P9" draw:layer="layout" svg:width="3cm" svg:height="1cm" draw:transform="rotate (1.5707963267949) translate (14cm 7cm)">
          <text:p text:style-name="P9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4" draw:layer="layout" svg:x1="15cm" svg:y1="5.5cm" svg:x2="16cm" svg:y2="5.5cm">
          <text:p/>
        </draw:line>
        <draw:custom-shape draw:style-name="gr5" draw:text-style-name="P9" draw:layer="layout" svg:width="3cm" svg:height="1cm" draw:transform="rotate (1.5707963267949) translate (16cm 8cm)">
          <text:p text:style-name="P9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cm" svg:height="0.2cm" svg:x="8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11.5cm" svg:y1="7cm" svg:x2="11.5cm" svg:y2="8.6cm">
          <text:p/>
        </draw:line>
        <draw:custom-shape draw:style-name="gr26" draw:text-style-name="P2" draw:layer="layout" svg:width="0.4cm" svg:height="1.3cm" svg:x="16.4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4" draw:text-style-name="P4" draw:layer="layout" svg:x1="11.5cm" svg:y1="8.6cm" svg:x2="16.5cm" svg:y2="8.6cm">
          <text:p/>
        </draw:line>
        <draw:frame draw:style-name="gr10" draw:text-style-name="P15" draw:layer="layout" svg:width="1.3cm" svg:height="1.1cm" svg:x="17cm" svg:y="5.1cm">
          <draw:text-box>
            <text:p text:style-name="P14">8b</text:p>
          </draw:text-box>
        </draw:frame>
        <draw:custom-shape draw:style-name="gr23" draw:text-style-name="P11" draw:layer="layout" svg:width="1cm" svg:height="1cm" svg:x="4cm" svg:y="11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5cm" svg:y="11cm"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4cm" svg:y="12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5cm" svg:y="12cm"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4cm" svg:y="13cm">
          <text:p text:style-name="P9">S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5cm" svg:y="13cm">
          <text:p text:style-name="P9">DATA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7cm" svg:y="11cm">
          <text:p text:style-name="P9">ADDR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7cm" svg:y="12cm">
          <text:p text:style-name="P9">ADDR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cm" svg:height="1cm" svg:x="7cm" svg:y="13cm">
          <text:p text:style-name="P9">ADD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7:16:09.530000000</meta:creation-date>
    <meta:generator>LibreOffice/5.0.5.2$Windows_x86 LibreOffice_project/55b006a02d247b5f7215fc6ea0fde844b30035b3</meta:generator>
    <dc:date>2016-10-11T17:34:53.554000000</dc:date>
    <meta:editing-duration>PT2H40M44S</meta:editing-duration>
    <meta:editing-cycles>17</meta:editing-cycles>
    <meta:document-statistic meta:object-count="107"/>
  </office:meta>
</office:document-meta>
</file>